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1a568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e1d42"/>
    </style:style>
    <style:style style:name="T12" style:family="text">
      <style:text-properties officeooo:rsid="0020ab9b"/>
    </style:style>
    <style:style style:name="T13" style:family="text">
      <style:text-properties officeooo:rsid="0020bdf1"/>
    </style:style>
    <style:style style:name="T14" style:family="text">
      <style:text-properties officeooo:rsid="00236319"/>
    </style:style>
    <style:style style:name="T15" style:family="text">
      <style:text-properties fo:font-variant="normal" fo:text-transform="none" fo:color="#333333" style:font-name="Verdana" fo:font-size="8.25pt" fo:letter-spacing="normal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p. zn. </text:span>#4556</text:p>
      <text:p text:style-name="P17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4">Janem Novákem</text:span>, <text:tab/>e-mail: <text:span text:style-name="T14">jan.novak@pirati.cz</text:span></text:p>
            <text:p text:style-name="P14">kontakt: <text:span text:style-name="T13">Barbora Hradečná <text:s text:c="4"/></text:span>e-mail: <text:span text:style-name="T13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1">Michal Jokeš</text:span> </text:p>
            <text:p text:style-name="P20"><text:span text:style-name="T14">Ičo</text:span>: 05676142 <text:s text:c="8"/>bydliště: <text:span text:style-name="T12">U Děkanky 10, Praha 4,</text:span> <text:span text:style-name="T12">14000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1">Hl. m. Prahu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5"><text:span text:style-name="T14">Příkazní smlouva</text:span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2.ledna 2017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4">02-01-2017</text:span></text:p>
      <text:p text:style-name="P6">Za zadavatele: <text:tab/><text:tab/><text:tab/>Za dodavatele: </text:p>
      <text:p text:style-name="P7"><text:span text:style-name="T14">Jan Novák</text:span><text:tab/><text:tab/><text:tab/><text:span text:style-name="T11">Michal Jokeš</text:span>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1-04T23:58:47.265036523</dc:date>
    <meta:editing-cycles>103</meta:editing-cycles>
    <meta:editing-duration>P24DT12H50M56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32" meta:word-count="169" meta:character-count="1259" meta:non-whitespace-character-count="1088"/>
    <meta:user-defined meta:name="Informace 1"/>
    <meta:user-defined meta:name="Informace 2"/>
    <meta:user-defined meta:name="Informace 3"/>
    <meta:user-defined meta:name="Informace 4"/>
  </office:meta>
</office:document-meta>
</file>